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115" officeooo:paragraph-rsid="000a0115"/>
    </style:style>
    <style:style style:name="P2" style:family="paragraph" style:parent-style-name="Standard">
      <style:text-properties officeooo:rsid="000ac922" officeooo:paragraph-rsid="000b7cfb"/>
    </style:style>
    <style:style style:name="P3" style:family="paragraph" style:parent-style-name="Standard">
      <style:text-properties officeooo:rsid="000b7cfb" officeooo:paragraph-rsid="000b7cfb"/>
    </style:style>
    <style:style style:name="P4" style:family="paragraph" style:parent-style-name="Standard">
      <style:text-properties fo:font-size="14pt" fo:font-weight="bold" officeooo:rsid="000a0115" officeooo:paragraph-rsid="000a011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7cfb" officeooo:paragraph-rsid="000b7cf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d2351" officeooo:paragraph-rsid="000d235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b7cfb" officeooo:paragraph-rsid="000b7cf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2351" officeooo:paragraph-rsid="000d2351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0f5642" officeooo:paragraph-rsid="000f5642"/>
    </style:style>
    <style:style style:name="P11" style:family="paragraph" style:parent-style-name="Standard">
      <style:text-properties officeooo:rsid="00111420" officeooo:paragraph-rsid="00111420"/>
    </style:style>
    <style:style style:name="P12" style:family="paragraph" style:parent-style-name="Standard">
      <style:text-properties officeooo:rsid="00119492" officeooo:paragraph-rsid="00119492"/>
    </style:style>
    <style:style style:name="P13" style:family="paragraph" style:parent-style-name="Standard" style:list-style-name="L1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4" style:family="paragraph" style:parent-style-name="Standard" style:list-style-name="L13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5" style:family="paragraph" style:parent-style-name="Standard" style:list-style-name="L15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6" style:family="paragraph" style:parent-style-name="Standard" style:list-style-name="L16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7" style:family="paragraph" style:parent-style-name="Standard" style:list-style-name="L17">
      <style:text-properties fo:font-size="12pt" fo:font-weight="bold" officeooo:rsid="000d2351" officeooo:paragraph-rsid="000d2351" style:font-size-asian="12pt" style:font-weight-asian="bold" style:font-size-complex="12pt" style:font-weight-complex="bold"/>
    </style:style>
    <style:style style:name="P18" style:family="paragraph" style:parent-style-name="Standard" style:list-style-name="L18">
      <style:text-properties fo:font-size="12pt" fo:font-weight="bold" officeooo:rsid="000d2351" officeooo:paragraph-rsid="000d2351" style:font-size-asian="12pt" style:font-weight-asian="bold" style:font-size-complex="12pt" style:font-weight-complex="bold"/>
    </style:style>
    <style:style style:name="P19" style:family="paragraph" style:parent-style-name="Standard" style:list-style-name="L20">
      <style:text-properties fo:font-size="12pt" fo:font-weight="bold" officeooo:rsid="000d2351" officeooo:paragraph-rsid="000d2351" style:font-size-asian="12pt" style:font-weight-asian="bold" style:font-size-complex="12pt" style:font-weight-complex="bold"/>
    </style:style>
    <style:style style:name="P20" style:family="paragraph" style:parent-style-name="Standard" style:list-style-name="L19">
      <style:text-properties fo:font-size="12pt" fo:font-weight="normal" officeooo:rsid="000d2351" officeooo:paragraph-rsid="000d2351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fo:font-weight="bold" officeooo:rsid="000b7cfb" officeooo:paragraph-rsid="000b7cfb" style:font-weight-asian="bold" style:font-weight-complex="bold"/>
    </style:style>
    <style:style style:name="P22" style:family="paragraph" style:parent-style-name="Standard" style:list-style-name="L3">
      <style:text-properties fo:font-weight="bold" officeooo:rsid="000b7cfb" officeooo:paragraph-rsid="000b7cfb" style:font-weight-asian="bold" style:font-weight-complex="bold"/>
    </style:style>
    <style:style style:name="P23" style:family="paragraph" style:parent-style-name="Standard" style:list-style-name="L4">
      <style:text-properties fo:font-weight="bold" officeooo:rsid="000b7cfb" officeooo:paragraph-rsid="000b7cfb" style:font-weight-asian="bold" style:font-weight-complex="bold"/>
    </style:style>
    <style:style style:name="P24" style:family="paragraph" style:parent-style-name="Standard" style:list-style-name="L5">
      <style:text-properties fo:font-weight="bold" officeooo:rsid="00111420" officeooo:paragraph-rsid="00111420" style:font-weight-asian="bold" style:font-weight-complex="bold"/>
    </style:style>
    <style:style style:name="P25" style:family="paragraph" style:parent-style-name="Standard" style:list-style-name="L6">
      <style:text-properties fo:font-weight="bold" officeooo:rsid="00119492" officeooo:paragraph-rsid="00119492" style:font-weight-asian="bold" style:font-weight-complex="bold"/>
    </style:style>
    <style:style style:name="P26" style:family="paragraph" style:parent-style-name="Standard" style:list-style-name="L7">
      <style:text-properties fo:font-weight="bold" officeooo:rsid="000a0115" officeooo:paragraph-rsid="000a0115" style:font-weight-asian="bold" style:font-weight-complex="bold"/>
    </style:style>
    <style:style style:name="P27" style:family="paragraph" style:parent-style-name="Standard" style:list-style-name="L8">
      <style:text-properties fo:font-weight="bold" officeooo:rsid="000a0115" officeooo:paragraph-rsid="000a0115" style:font-weight-asian="bold" style:font-weight-complex="bold"/>
    </style:style>
    <style:style style:name="P28" style:family="paragraph" style:parent-style-name="Standard" style:list-style-name="L9">
      <style:text-properties fo:font-weight="bold" officeooo:rsid="000a0115" officeooo:paragraph-rsid="000a0115" style:font-weight-asian="bold" style:font-weight-complex="bold"/>
    </style:style>
    <style:style style:name="P29" style:family="paragraph" style:parent-style-name="Standard" style:list-style-name="L10">
      <style:text-properties fo:font-weight="bold" officeooo:rsid="000a0115" officeooo:paragraph-rsid="000a0115" style:font-weight-asian="bold" style:font-weight-complex="bold"/>
    </style:style>
    <style:style style:name="P30" style:family="paragraph" style:parent-style-name="Standard" style:list-style-name="L11">
      <style:text-properties fo:font-weight="bold" officeooo:rsid="000ac922" officeooo:paragraph-rsid="000b7cfb" style:font-weight-asian="bold" style:font-weight-complex="bold"/>
    </style:style>
    <style:style style:name="P31" style:family="paragraph" style:parent-style-name="Standard" style:list-style-name="L12">
      <style:text-properties fo:font-weight="bold" officeooo:rsid="000ac922" officeooo:paragraph-rsid="000b7cfb" style:font-weight-asian="bold" style:font-weight-complex="bold"/>
    </style:style>
    <style:style style:name="P32" style:family="paragraph" style:parent-style-name="Standard" style:list-style-name="L14">
      <style:text-properties fo:font-weight="bold" officeooo:rsid="000f5642" officeooo:paragraph-rsid="000f5642" style:font-weight-asian="bold" style:font-weight-complex="bold"/>
    </style:style>
    <style:style style:name="P33" style:family="paragraph" style:parent-style-name="Standard">
      <style:text-properties officeooo:rsid="000a0115" officeooo:paragraph-rsid="000a0115"/>
    </style:style>
    <style:style style:name="P34" style:family="paragraph" style:parent-style-name="Standard">
      <style:text-properties officeooo:rsid="00149d0c" officeooo:paragraph-rsid="00149d0c"/>
    </style:style>
    <style:style style:name="T1" style:family="text">
      <style:text-properties officeooo:rsid="000b7c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1420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Kursy info </text:span><text:span text:style-name="T6">i nauka</text:span><text:span text:style-name="T5">:</text:span></text:p>
      <text:list xml:id="list1288935618104944857" text:style-name="L1">
        <text:list-item>
          <text:p text:style-name="P13">fajny blog na temat programowania</text:p>
        </text:list-item>
      </text:list>
      <text:p text:style-name="P1"><text:a xlink:type="simple" xlink:href="https://theawwwesomes.org/" text:style-name="Internet_20_link" text:visited-style-name="Visited_20_Internet_20_Link">https://theawwwesomes.org/</text:a></text:p>
      <text:list xml:id="list8175432774515044558" text:style-name="L2">
        <text:list-item>
          <text:p text:style-name="P21">kursy css, html, java</text:p>
        </text:list-item>
      </text:list>
      <text:p text:style-name="P1"><text:a xlink:type="simple" xlink:href="https://www.w3schools.com/" text:style-name="Internet_20_link" text:visited-style-name="Visited_20_Internet_20_Link">https://www.w3schools.com/</text:a></text:p>
      <text:list xml:id="list4937100311351771134" text:style-name="L3">
        <text:list-item>
          <text:p text:style-name="P22">Fajna gra – ćwiczenie css</text:p>
        </text:list-item>
      </text:list>
      <text:p text:style-name="P3"><text:a xlink:type="simple" xlink:href="http://flexboxfroggy.com/#pl" text:style-name="Internet_20_link" text:visited-style-name="Visited_20_Internet_20_Link">http://flexboxfroggy.com/#pl</text:a></text:p>
      <text:list xml:id="list27147894408650023" text:style-name="L4">
        <text:list-item>
          <text:p text:style-name="P23">biblioteki html</text:p>
        </text:list-item>
      </text:list>
      <text:p text:style-name="P1"><text:a xlink:type="simple" xlink:href="http://html5doctor.com/" text:style-name="Internet_20_link" text:visited-style-name="Visited_20_Internet_20_Link">http://html5doctor.com/</text:a></text:p>
      <text:list xml:id="list8860144251974969866" text:style-name="L5">
        <text:list-item>
          <text:p text:style-name="P24">Fajna strona z możliwościami podglądu sliderów I innych w css, html I js.</text:p>
        </text:list-item>
      </text:list>
      <text:p text:style-name="P11"><text:a xlink:type="simple" xlink:href="http://codepen.io/" text:style-name="Internet_20_link" text:visited-style-name="Visited_20_Internet_20_Link">http://codepen.io</text:a> </text:p>
      <text:list xml:id="list1255190158308311638" text:style-name="L6">
        <text:list-item>
          <text:p text:style-name="P25">Prefixy flexbox</text:p>
        </text:list-item>
      </text:list>
      <text:p text:style-name="P12"><text:a xlink:type="simple" xlink:href="http://shouldiprefix.com/#flexbox" text:style-name="Internet_20_link" text:visited-style-name="Visited_20_Internet_20_Link">http://shouldiprefix.com/#flexbox</text:a></text:p>
      <text:p text:style-name="P12"/>
      <text:p text:style-name="P1"/>
      <text:p text:style-name="P4">Narzędzia:</text:p>
      <text:list xml:id="list4279998657842604077" text:style-name="L7">
        <text:list-item>
          <text:p text:style-name="P26">Slack</text:p>
        </text:list-item>
      </text:list>
      <text:p text:style-name="P1"><text:a xlink:type="simple" xlink:href="https://isajfddl1.slack.com/?redir=%2Fmessages%2FC4TBV0Z7T" text:style-name="Internet_20_link" text:visited-style-name="Visited_20_Internet_20_Link">https://isajfddl1.slack.com/?redir=%2Fmessages%2FC4TBV0Z7T</text:a></text:p>
      <text:list xml:id="list3837430492577712879" text:style-name="L8">
        <text:list-item>
          <text:p text:style-name="P27"><text:span text:style-name="T1">J</text:span>ira</text:p>
        </text:list-item>
      </text:list>
      <text:p text:style-name="P1"><text:a xlink:type="simple" xlink:href="https://jira.infoshareacademy.com/secure/RapidBoard.jspa?rapidView=81&amp;projectKey=JFDDL131&amp;view=planning&amp;selectedIssue=JFDDL131-10" text:style-name="Internet_20_link" text:visited-style-name="Visited_20_Internet_20_Link">https://jira.infoshareacademy.com/secure/RapidBoard.jspa?rapidView=81&amp;projectKey=JFDDL131&amp;view=planning&amp;selectedIssue=JFDDL131-10</text:a></text:p>
      <text:list xml:id="list713707574511968254" text:style-name="L9">
        <text:list-item>
          <text:p text:style-name="P28">GitHub</text:p>
        </text:list-item>
      </text:list>
      <text:p text:style-name="P1"><text:a xlink:type="simple" xlink:href="https://github.com/" text:style-name="Internet_20_link" text:visited-style-name="Visited_20_Internet_20_Link">https://github.com/</text:a></text:p>
      <text:list xml:id="list2697016162294127158" text:style-name="L10">
        <text:list-item>
          <text:p text:style-name="P29">walidator html</text:p>
        </text:list-item>
      </text:list>
      <text:p text:style-name="P1"><text:a xlink:type="simple" xlink:href="https://validator.w3.org/" text:style-name="Internet_20_link" text:visited-style-name="Visited_20_Internet_20_Link">https://validator.w3.org/</text:a></text:p>
      <text:list xml:id="list5080428914012155470" text:style-name="L11">
        <text:list-item>
          <text:p text:style-name="P30">css validator:</text:p>
        </text:list-item>
      </text:list>
      <text:p text:style-name="P2"><text:a xlink:type="simple" xlink:href="http://www.css-validator.org/validator.html.pl-PL#validate_by_uri+with_options" text:style-name="Internet_20_link" text:visited-style-name="Visited_20_Internet_20_Link">http://www.css-validator.org/validator.html.pl-PL#validate_by_uri+with_options</text:a> </text:p>
      <text:list xml:id="list8704257887498711044" text:style-name="L12">
        <text:list-item>
          <text:p text:style-name="P31">Paleta kolorów</text:p>
        </text:list-item>
      </text:list>
      <text:p text:style-name="P2"><text:a xlink:type="simple" xlink:href="http://flatuicolors.com/" text:style-name="Internet_20_link" text:visited-style-name="Visited_20_Internet_20_Link">http://flatuicolors.com/</text:a></text:p>
      <text:p text:style-name="P3"><text:a xlink:type="simple" xlink:href="https://coolors.co/423e37-e3b23c-edebd7-a39594-6e675f" text:style-name="Internet_20_link" text:visited-style-name="Visited_20_Internet_20_Link">https://coolors.co/423e37-e3b23c-edebd7-a39594-6e675f</text:a> </text:p>
      <text:list xml:id="list833183152056294485" text:style-name="L13">
        <text:list-item>
          <text:p text:style-name="P14">B. fajny edytor zdjęć itp online - </text:p>
        </text:list-item>
      </text:list>
      <text:p text:style-name="P7"><text:a xlink:type="simple" xlink:href="https://www.canva.com/" text:style-name="Internet_20_link" text:visited-style-name="Visited_20_Internet_20_Link"><text:span text:style-name="T3">https://www.canva.com/</text:span></text:a> </text:p>
      <text:list xml:id="list7418192519219339537" text:style-name="L14">
        <text:list-item>
          <text:p text:style-name="P32">Flex demo</text:p>
        </text:list-item>
      </text:list>
      <text:p text:style-name="P10"><text:a xlink:type="simple" xlink:href="http://the-echoplex.net/flexyboxes/" text:style-name="Internet_20_link" text:visited-style-name="Visited_20_Internet_20_Link">http://the-echoplex.net/flexyboxes/</text:a> </text:p>
      <text:p text:style-name="P4"/>
      <text:p text:style-name="P4">Ciekawe stronki</text:p>
      <text:p text:style-name="P1"><text:a xlink:type="simple" xlink:href="https://amazingdesign.eu/#portfolio" text:style-name="Internet_20_link" text:visited-style-name="Visited_20_Internet_20_Link">https://amazingdesign.eu/#portfolio</text:a> - </text:p>
      <text:p text:style-name="P1"><text:a xlink:type="simple" xlink:href="https://www.stylauto.pl/" text:style-name="Internet_20_link" text:visited-style-name="Visited_20_Internet_20_Link">https://www.stylauto.pl</text:a> - </text:p>
      <text:p text:style-name="P34"><text:a xlink:type="simple" xlink:href="http://mataba.pl/" text:style-name="Internet_20_link" text:visited-style-name="Visited_20_Internet_20_Link">http://mataba.pl/</text:a> - strona Łukasza <text:tab/>Fedorowicza</text:p>
      <text:p text:style-name="P1"/>
      <text:p text:style-name="P3"/>
      <text:p text:style-name="P5">Bazy:</text:p>
      <text:p text:style-name="P7"/>
      <text:list xml:id="list8375475959505521918" text:style-name="L15">
        <text:list-item>
          <text:p text:style-name="P15">Zdjęcia darmowe: </text:p>
        </text:list-item>
      </text:list>
      <text:p text:style-name="P8"><text:a xlink:type="simple" xlink:href="https://unsplash.com/" text:style-name="Internet_20_link" text:visited-style-name="Visited_20_Internet_20_Link">https://unsplash.com/</text:a></text:p>
      <text:p text:style-name="P8"><text:a xlink:type="simple" xlink:href="https://www.pexels.com/" text:style-name="Internet_20_link" text:visited-style-name="Visited_20_Internet_20_Link">https://www.pexels.com/</text:a> </text:p>
      <text:p text:style-name="P8"><text:a xlink:type="simple" xlink:href="http://www.lifeofpix.com/" text:style-name="Internet_20_link" text:visited-style-name="Visited_20_Internet_20_Link">http://www.lifeofpix.com/</text:a> </text:p>
      <text:p text:style-name="P8"><text:a xlink:type="simple" xlink:href="http://gratisography.com/" text:style-name="Internet_20_link" text:visited-style-name="Visited_20_Internet_20_Link">http://gratisography.com/</text:a> </text:p>
      <text:list xml:id="list9011177177654320892" text:style-name="L16">
        <text:list-item>
          <text:p text:style-name="P16">Grafiki i ikony (płatne ale dla projektów niekomercyjnych tylko z zamieszczeniem autora np. w stopce) - </text:p>
        </text:list-item>
      </text:list>
      <text:p text:style-name="P7"><text:soft-page-break/><text:a xlink:type="simple" xlink:href="http://www.freepik.com/" text:style-name="Internet_20_link" text:visited-style-name="Visited_20_Internet_20_Link"><text:span text:style-name="T4">http://www.freepik.com/</text:span></text:a><text:span text:style-name="T4">,</text:span></text:p>
      <text:p text:style-name="P7"><text:a xlink:type="simple" xlink:href="http://www.flaticon.com/" text:style-name="Internet_20_link" text:visited-style-name="Visited_20_Internet_20_Link"><text:span text:style-name="T4">http://www.flaticon.com/</text:span></text:a><text:span text:style-name="T4"> </text:span></text:p>
      <text:p text:style-name="P7"/>
      <text:p text:style-name="P7"><text:s/></text:p>
      <text:p text:style-name="P7"/>
      <text:p text:style-name="P6">FACEBOOK:</text:p>
      <text:list xml:id="list3229285078224910178" text:style-name="L17">
        <text:list-item>
          <text:p text:style-name="P17">Linki do fp na fb:</text:p>
        </text:list-item>
      </text:list>
      <text:p text:style-name="P9"><text:a xlink:type="simple" xlink:href="https://www.facebook.com/frontendinsights/" text:style-name="Internet_20_link" text:visited-style-name="Visited_20_Internet_20_Link">https://www.facebook.com/frontendinsights/</text:a> </text:p>
      <text:p text:style-name="P9"><text:a xlink:type="simple" xlink:href="https://www.facebook.com/frontempl/" text:style-name="Internet_20_link" text:visited-style-name="Visited_20_Internet_20_Link">https://www.facebook.com/frontempl/</text:a> </text:p>
      <text:p text:style-name="P9"><text:a xlink:type="simple" xlink:href="https://www.facebook.com/nafrontendzie/" text:style-name="Internet_20_link" text:visited-style-name="Visited_20_Internet_20_Link">https://www.facebook.com/nafrontendzie/</text:a> </text:p>
      <text:p text:style-name="P9"/>
      <text:list xml:id="list2498859513363509031" text:style-name="L18">
        <text:list-item>
          <text:p text:style-name="P18">meetupy:</text:p>
        </text:list-item>
      </text:list>
      <text:p text:style-name="P9"><text:a xlink:type="simple" xlink:href="https://www.facebook.com/meetjspl/" text:style-name="Internet_20_link" text:visited-style-name="Visited_20_Internet_20_Link">https://www.facebook.com/meetjspl/</text:a> </text:p>
      <text:p text:style-name="P9"><text:a xlink:type="simple" xlink:href="https://www.facebook.com/LublinGameDev/" text:style-name="Internet_20_link" text:visited-style-name="Visited_20_Internet_20_Link">https://www.facebook.com/LublinGameDev/</text:a> </text:p>
      <text:p text:style-name="P9"><text:a xlink:type="simple" xlink:href="https://www.facebook.com/WordUpLublin/" text:style-name="Internet_20_link" text:visited-style-name="Visited_20_Internet_20_Link">https://www.facebook.com/WordUpLublin/</text:a> </text:p>
      <text:p text:style-name="P9"><text:a xlink:type="simple" xlink:href="https://www.facebook.com/gdglublin/" text:style-name="Internet_20_link" text:visited-style-name="Visited_20_Internet_20_Link">https://www.facebook.com/gdglublin/</text:a> </text:p>
      <text:p text:style-name="P9"><text:a xlink:type="simple" xlink:href="https://www.facebook.com/geekgirlscarrots/" text:style-name="Internet_20_link" text:visited-style-name="Visited_20_Internet_20_Link">https://www.facebook.com/geekgirlscarrots/</text:a> </text:p>
      <text:p text:style-name="P9"><text:a xlink:type="simple" xlink:href="https://www.facebook.com/WomenTechmakersLublin/" text:style-name="Internet_20_link" text:visited-style-name="Visited_20_Internet_20_Link">https://www.facebook.com/WomenTechmakersLublin/</text:a> </text:p>
      <text:p text:style-name="P9"><text:s/></text:p>
      <text:p text:style-name="P9"/>
      <text:list xml:id="list3181138102684199408" text:style-name="L19">
        <text:list-item>
          <text:p text:style-name="P20"><text:span text:style-name="T2">grupa techklub</text:span> </text:p>
        </text:list-item>
      </text:list>
      <text:p text:style-name="P9"><text:a xlink:type="simple" xlink:href="https://www.facebook.com/groups/1437050853209768/" text:style-name="Internet_20_link" text:visited-style-name="Visited_20_Internet_20_Link">https://www.facebook.com/groups/1437050853209768/</text:a> </text:p>
      <text:p text:style-name="P9"><text:s/></text:p>
      <text:p text:style-name="P9"/>
      <text:p text:style-name="P9"><text:s text:c="2"/></text:p>
      <text:list xml:id="list593259112464008945" text:style-name="L20">
        <text:list-item>
          <text:p text:style-name="P19">Kalendarz lubelskich eventów IT :</text:p>
        </text:list-item>
      </text:list>
      <text:p text:style-name="P9">wink: <text:a xlink:type="simple" xlink:href="https://calendar.google.com/calendar/embed?src=4nil0dcvi3h74qds232gtf1bi8@group.calendar.google.com&amp;ctz=Europe/Warsaw" text:style-name="Internet_20_link" text:visited-style-name="Visited_20_Internet_20_Link">https://calendar.google.com/calendar/embed?src=4nil0dcvi3h74qds232gtf1bi8@group.calendar.google.com&amp;ctz=Europe/Warsaw</text:a> 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07:23.074082968</meta:creation-date>
    <dc:date>2017-04-11T09:08:44.906073501</dc:date>
    <meta:editing-duration>PT5H53M1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150" meta:character-count="1954" meta:non-whitespace-character-count="1850"/>
  </office:meta>
</office:document-meta>
</file>